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76bc" officeooo:paragraph-rsid="002a24a8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fe22" officeooo:paragraph-rsid="002a24a8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f12d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fe22" officeooo:paragraph-rsid="0028fe22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fe22" officeooo:paragraph-rsid="002a24a8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38f" officeooo:paragraph-rsid="001ee38f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ed" officeooo:paragraph-rsid="00229ded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fe22" officeooo:paragraph-rsid="0028fe22" style:text-blinking="false" fo:background-color="transparent" style:font-weight-asian="bold" style:font-weight-complex="bold"/>
    </style:style>
    <style:style style:name="T1" style:family="text">
      <style:text-properties officeooo:rsid="001bf12d"/>
    </style:style>
    <style:style style:name="T2" style:family="text">
      <style:text-properties officeooo:rsid="001d76bc"/>
    </style:style>
    <style:style style:name="T3" style:family="text">
      <style:text-properties officeooo:rsid="001ee38f"/>
    </style:style>
    <style:style style:name="T4" style:family="text">
      <style:text-properties officeooo:rsid="0020c0a0"/>
    </style:style>
    <style:style style:name="T5" style:family="text">
      <style:text-properties officeooo:rsid="00229ded"/>
    </style:style>
    <style:style style:name="T6" style:family="text">
      <style:text-properties officeooo:rsid="002451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24a8" style:font-weight-asian="bold" style:font-weight-complex="bold"/>
    </style:style>
    <style:style style:name="T9" style:family="text">
      <style:text-properties fo:font-weight="bold" officeooo:rsid="001bf12d" style:font-weight-asian="bold" style:font-weight-complex="bold"/>
    </style:style>
    <style:style style:name="T10" style:family="text">
      <style:text-properties fo:font-weight="bold" officeooo:rsid="002ac66a" style:font-weight-asian="bold" style:font-weight-complex="bold"/>
    </style:style>
    <style:style style:name="T11" style:family="text">
      <style:text-properties officeooo:rsid="002a24a8"/>
    </style:style>
    <style:style style:name="T12" style:family="text">
      <style:text-properties officeooo:rsid="002b6c4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93ea7a17-7fff-1500-709a-96ca9db180ab"/>P<text:span text:style-name="T1">4</text:span> <text:span text:style-name="T1">Association Website</text:span></text:p>
      <text:p text:style-name="Text_20_body"/>
      <text:p text:style-name="P6">SCRUM Best Practices</text:p>
      <text:p text:style-name="P1"/>
      <text:list xml:id="list257300477" text:style-name="L1">
        <text:list-item>
          <text:p text:style-name="P7"><text:span text:style-name="T7">Define roles</text:span> within the SCRUM team, considering the additional rules <text:span text:style-name="T3">below</text:span> in “Form an Opportunity-Team”.</text:p>
          <text:p text:style-name="P7"/>
        </text:list-item>
        <text:list-item>
          <text:p text:style-name="P7"><text:span text:style-name="T7">Declare </text:span><text:span text:style-name="T8">and write down</text:span><text:line-break/>- Team Contract: <text:span text:style-name="T2">roles, meetings, goals (team contract file)<text:line-break/>- Personal goals: technical, team, work-life balance (personal contract file)</text:span></text:p>
          <text:p text:style-name="P7"/>
        </text:list-item>
        <text:list-item>
          <text:p text:style-name="P8"><text:span text:style-name="T9">Plan daylies</text:span><text:span text:style-name="T1">, </text:span><text:span text:style-name="T9">review meetings</text:span><text:span text:style-name="T1"> with the product owner and of course </text:span>a <text:span text:style-name="T7">retrospection meeting</text:span> at the end of the project, which <text:span text:style-name="T5">reflects</text:span> the outcome of the website, the team contract, goal(s), the good, the bad and the ugly. <text:span text:style-name="T7">Write </text:span><text:span text:style-name="T10">down </text:span><text:span text:style-name="T7">a protocol.</text:span></text:p>
          <text:p text:style-name="P8"/>
        </text:list-item>
        <text:list-item>
          <text:p text:style-name="P14">Crisp Daily</text:p>
          <text:p text:style-name="P10">- Each person declares: </text:p>
          <text:list>
            <text:list-item>
              <text:p text:style-name="P10">What she*he <text:span text:style-name="T7">did</text:span> last. </text:p>
            </text:list-item>
            <text:list-item>
              <text:p text:style-name="P10">What she*he <text:span text:style-name="T7">will do</text:span> next. </text:p>
            </text:list-item>
            <text:list-item>
              <text:p text:style-name="P10">What kind of <text:span text:style-name="T7">problems or questions</text:span> may block the progress of her*his tasks.</text:p>
            </text:list-item>
          </text:list>
        </text:list-item>
      </text:list>
      <text:p text:style-name="P5"><text:tab/>- One person moderates the Daily <text:span text:style-name="T11">and organizes solutions to problems and questions</text:span>.</text:p>
      <text:p text:style-name="P4"/>
      <text:list xml:id="list201859531496357" text:continue-numbering="true" text:style-name="L1">
        <text:list-item>
          <text:p text:style-name="P11"><text:span text:style-name="T12">Organize yourselves</text:span> with <text:span text:style-name="T1">the help of </text:span><text:span text:style-name="T9">Trello</text:span>, using <text:span text:style-name="T12">like </text:span>“backlog”, “to do”, “in progress” <text:span text:style-name="T4">and</text:span> “done” as workflow categories.</text:p>
        </text:list-item>
      </text:list>
      <text:p text:style-name="P5"/>
      <text:list xml:id="list201858541843667" text:continue-numbering="true" text:style-name="L1">
        <text:list-item>
          <text:p text:style-name="P12">Work on the project only during office hours – rest and do other things <text:span text:style-name="T6">privately</text:span>.</text:p>
        </text:list-item>
      </text:list>
      <text:p text:style-name="P2"><text:line-break/></text:p>
      <text:p text:style-name="P6">Form an Opportunity-Team</text:p>
      <text:p text:style-name="Text_20_body"/>
      <text:list xml:id="list1501585151" text:style-name="L2">
        <text:list-item>
          <text:p text:style-name="P9">All team members are Web Devs.</text:p>
        </text:list-item>
        <text:list-item>
          <text:p text:style-name="P13">A trainer is the product owner.</text:p>
        </text:list-item>
        <text:list-item>
          <text:p text:style-name="P9"><text:span text:style-name="T1">A</text:span> group speaker <text:span text:style-name="T1">(team chef, scrum master)</text:span> <text:span text:style-name="T1">represents the team towards other teams and the product owner</text:span>.</text:p>
        </text:list-item>
        <text:list-item>
          <text:p text:style-name="P9">A beginner Web Dev is also called a “Dev Junior”.</text:p>
        </text:list-item>
        <text:list-item>
          <text:p text:style-name="P9">A <text:span text:style-name="T1">M</text:span>ate <text:span text:style-name="T1">helps a Junior.</text:span></text:p>
        </text:list-item>
        <text:list-item>
          <text:p text:style-name="P9">Important for mates and team chefs: While supporting others, do not neglect your own learning path and your development tasks!</text:p>
        </text:list-item>
        <text:list-item>
          <text:p text:style-name="P9">Declare the roles in the Team Contract - see “SCRUM Best Practices”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5:32:12.851248681</meta:creation-date>
    <dc:date>2021-05-16T15:05:23.507572872</dc:date>
    <meta:editing-duration>PT23H11M4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59" meta:character-count="1474" meta:non-whitespace-character-count="1250"/>
  </office:meta>
</office:document-meta>
</file>